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0B0000000CFF8196AE.png"/>
  <manifest:file-entry manifest:media-type="image/png" manifest:full-path="Pictures/10000201000000020000020CBAE9A7F6.png"/>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Palatino3" svg:font-family="Palatino"/>
    <style:font-face style:name="Courier New" svg:font-family="'Courier New'" style:font-family-generic="modern"/>
    <style:font-face style:name="NSimSun" svg:font-family="NSimSun" style:font-family-generic="modern"/>
    <style:font-face style:name="Times New Roman2" svg:font-family="'Times New Roman'" style:font-family-generic="roman"/>
    <style:font-face style:name="Arial2" svg:font-family="Arial" style:font-family-generic="swiss"/>
    <style:font-face style:name="Helvetica" svg:font-family="Helvetica" style:font-family-generic="swiss"/>
    <style:font-face style:name="Courier" svg:font-family="Courier" style:font-family-generic="modern" style:font-pitch="fixed"/>
    <style:font-face style:name="Microsoft YaHei1" svg:font-family="'Microsoft YaHei'" style:font-pitch="variable"/>
    <style:font-face style:name="Palatino2" svg:font-family="Palatino" style:font-pitch="variable"/>
    <style:font-face style:name="Savoye LET" svg:font-family="'Savoye LET'" style:font-pitch="variable"/>
    <style:font-face style:name="SimSun" svg:font-family="SimSun" style:font-pitch="variable"/>
    <style:font-face style:name="Snell Roundhand" svg:font-family="'Snell Roundhand'" style:font-pitch="variable"/>
    <style:font-face style:name="Arial1" svg:font-family="Arial" style:font-family-generic="roma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margin-top="0in" fo:margin-bottom="0.0028in" fo:text-align="start" style:justify-single-word="false"/>
      <style:text-properties style:font-name="Palatino1"/>
    </style:style>
    <style:style style:name="P4" style:family="paragraph" style:parent-style-name="First_20_line_20_indent">
      <style:paragraph-properties fo:margin-top="0in" fo:margin-bottom="0.0028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5" style:family="paragraph" style:parent-style-name="First_20_line_20_indent">
      <style:paragraph-properties fo:margin-left="0in" fo:margin-right="0in" fo:text-indent="0in" style:auto-text-indent="false"/>
      <style:text-properties style:font-name="Palatino1" fo:font-size="9pt" style:font-name-asian="Palatino1" style:font-size-asian="9pt" style:font-size-complex="9pt"/>
    </style:style>
    <style:style style:name="P6" style:family="paragraph" style:parent-style-name="Standard">
      <style:paragraph-properties fo:margin-left="0in" fo:margin-right="0in" fo:margin-top="0in" fo:margin-bottom="0.0028in" fo:text-align="start" style:justify-single-word="false" fo:text-indent="0in" style:auto-text-indent="false" style:text-autospace="none"/>
      <style:text-properties style:font-name="Palatino1" fo:font-size="9pt" style:font-name-asian="Times New Roman" style:font-size-asian="9pt" style:font-name-complex="Times New Roman" style:font-size-complex="9pt"/>
    </style:style>
    <style:style style:name="P7"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8" style:family="paragraph" style:parent-style-name="First_20_line_20_indent">
      <style:text-properties style:font-name="Palatino1" fo:font-size="9pt" style:font-name-asian="Times New Roman" style:font-size-asian="9pt" style:font-name-complex="Times New Roman" style:font-size-complex="13pt"/>
    </style:style>
    <style:style style:name="P9" style:family="paragraph" style:parent-style-name="First_20_line_20_indent">
      <style:paragraph-properties fo:text-align="justify" style:justify-single-word="false"/>
      <style:text-properties style:font-name="Times New Roman" fo:font-size="9pt" style:font-name-asian="Times New Roman" style:font-size-asian="9pt" style:font-name-complex="Times New Roman" style:font-size-complex="13pt"/>
    </style:style>
    <style:style style:name="P10" style:family="paragraph" style:parent-style-name="First_20_line_20_indent">
      <style:paragraph-properties fo:text-align="justify" style:justify-single-word="false"/>
    </style:style>
    <style:style style:name="P11" style:family="paragraph" style:parent-style-name="First_20_line_20_indent">
      <style:paragraph-properties fo:text-align="start" style:justify-single-word="false" style:text-autospace="none"/>
      <style:text-properties style:font-name-asian="Times New Roman" style:font-name-complex="Times New Roman" style:font-size-complex="13pt"/>
    </style:style>
    <style:style style:name="P12"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3" style:family="paragraph" style:parent-style-name="Standard">
      <style:paragraph-properties fo:text-align="justify" style:justify-single-word="false"/>
      <style:text-properties style:font-name="Palatino1"/>
    </style:style>
    <style:style style:name="P14" style:family="paragraph" style:parent-style-name="Standard">
      <style:text-properties fo:font-size="9pt" style:font-size-asian="9pt" style:font-size-complex="9pt"/>
    </style:style>
    <style:style style:name="P15" style:family="paragraph" style:parent-style-name="Standard">
      <style:paragraph-properties style:text-autospace="none"/>
      <style:text-properties fo:font-size="9pt" style:font-name-asian="Times New Roman" style:font-size-asian="9pt" style:font-name-complex="Times New Roman" style:font-size-complex="9pt"/>
    </style:style>
    <style:style style:name="P16" style:family="paragraph" style:parent-style-name="Standard">
      <style:paragraph-properties fo:text-align="center" style:justify-single-word="false" style:text-autospace="none"/>
      <style:text-properties fo:font-size="9pt" style:font-name-asian="Times New Roman" style:font-size-asian="9pt" style:font-name-complex="Times New Roman" style:font-size-complex="9pt"/>
    </style:style>
    <style:style style:name="P17" style:family="paragraph" style:parent-style-name="Standard">
      <style:paragraph-properties fo:text-align="start" style:justify-single-word="false" style:text-autospace="none"/>
      <style:text-properties fo:font-size="9pt" style:font-name-asian="Times New Roman" style:font-size-asian="9pt" style:font-name-complex="Times New Roman" style:font-size-complex="9pt"/>
    </style:style>
    <style:style style:name="P18" style:family="paragraph" style:parent-style-name="Standard">
      <style:paragraph-properties style:line-height-at-least="0.278in" fo:text-align="justify" style:justify-single-word="false" style:text-autospace="none"/>
      <style:text-properties style:font-name="Palatino Linotype" fo:font-size="32pt" fo:font-weight="bold" style:font-name-asian="Times New Roman2" style:font-size-asian="32pt" style:font-weight-asian="bold" style:font-name-complex="Times New Roman2" style:font-size-complex="32pt" style:font-weight-complex="bold"/>
    </style:style>
    <style:style style:name="P19" style:family="paragraph" style:parent-style-name="Standard">
      <style:paragraph-properties style:line-height-at-least="0.2083in" fo:text-align="justify" style:justify-single-word="false" style:text-autospace="none"/>
      <style:text-properties style:font-name="Palatino Linotype" fo:font-size="14pt" fo:font-weight="bold" style:font-size-asian="14pt" style:font-weight-asian="bold" style:font-size-complex="14pt" style:font-weight-complex="bold"/>
    </style:style>
    <style:style style:name="P20"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21" style:family="paragraph" style:parent-style-name="Standard">
      <style:text-properties fo:font-size="13pt" fo:font-weight="bold" style:font-size-asian="13pt" style:font-weight-asian="bold" style:font-size-complex="13pt" style:font-weight-complex="bold"/>
    </style:style>
    <style:style style:name="P22" style:family="paragraph" style:parent-style-name="Standard">
      <style:text-properties fo:font-size="12pt" style:font-size-asian="12pt" style:font-size-complex="12pt"/>
    </style:style>
    <style:style style:name="P23" style:family="paragraph" style:parent-style-name="Standard">
      <style:paragraph-properties fo:text-align="justify" style:justify-single-word="false" style:text-autospace="none"/>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24" style:family="paragraph" style:parent-style-name="Standard">
      <style:paragraph-properties style:line-height-at-least="0.278in" fo:text-align="justify" style:justify-single-word="false" style:text-autospace="none"/>
      <style:text-properties fo:color="#ffffff" style:font-name="Palatino Linotype" fo:font-size="32pt" fo:font-style="italic" fo:font-weight="bold" style:font-name-asian="Times New Roman2" style:font-size-asian="32pt" style:font-style-asian="italic" style:font-weight-asian="bold" style:font-name-complex="Times New Roman2" style:font-size-complex="32pt" style:font-style-complex="italic" style:font-weight-complex="bold"/>
    </style:style>
    <style:style style:name="P25" style:family="paragraph" style:parent-style-name="Standard">
      <style:paragraph-properties fo:text-align="justify" style:justify-single-word="false" style:text-autospace="none"/>
      <style:text-properties style:font-name-asian="Times New Roman" style:font-name-complex="Times New Roman" style:font-size-complex="13pt"/>
    </style:style>
    <style:style style:name="P26" style:family="paragraph" style:parent-style-name="Standard">
      <style:paragraph-properties fo:break-before="page"/>
    </style:style>
    <style:style style:name="P27" style:family="paragraph" style:parent-style-name="Standard">
      <style:paragraph-properties fo:margin-top="0in" fo:margin-bottom="0.0598in"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 fo:font-size="8pt" style:font-name-asian="Courier" style:font-size-asian="8pt" style:font-name-complex="Courier" style:font-size-complex="8pt"/>
    </style:style>
    <style:style style:name="P28" style:family="paragraph" style:parent-style-name="Standard">
      <style:paragraph-properties fo:margin-top="0in" fo:margin-bottom="0.0598in"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29" style:family="paragraph" style:parent-style-name="Standard">
      <style:paragraph-properties fo:margin-top="0in" fo:margin-bottom="0.0598in"/>
      <style:text-properties style:font-name="Palatino1" fo:font-size="12pt" fo:font-style="italic" style:font-size-asian="12pt" style:font-style-asian="italic" style:font-size-complex="12pt" style:font-style-complex="italic"/>
    </style:style>
    <style:style style:name="P30" style:family="paragraph" style:parent-style-name="Standard">
      <style:paragraph-properties fo:margin-top="0in" fo:margin-bottom="0.0598in"/>
      <style:text-properties style:font-name="Palatino1" fo:font-size="9pt" style:font-size-asian="9pt" style:font-size-complex="9pt"/>
    </style:style>
    <style:style style:name="P31" style:family="paragraph" style:parent-style-name="Contents_20_2">
      <style:paragraph-properties fo:margin-left="0.1965in" fo:margin-right="0in" fo:margin-top="0in" fo:margin-bottom="0.0598in" fo:text-indent="0in" style:auto-text-indent="false" style:text-autospace="none">
        <style:tab-stops>
          <style:tab-stop style:position="4.5in" style:type="right" style:leader-style="dotted" style:leader-text="."/>
        </style:tab-stops>
      </style:paragraph-properties>
      <style:text-properties fo:font-size="9pt" style:font-name-asian="Arial2" style:font-size-asian="9pt" style:font-size-complex="9pt"/>
    </style:style>
    <style:style style:name="P32" style:family="paragraph" style:parent-style-name="Contents_20_2">
      <style:paragraph-properties fo:margin-left="0.1965in" fo:margin-right="0in" fo:margin-top="0in" fo:margin-bottom="0.0598in" fo:text-indent="0in" style:auto-text-indent="false" style:text-autospace="none">
        <style:tab-stops>
          <style:tab-stop style:position="4.5in" style:type="right" style:leader-style="dotted" style:leader-text="."/>
        </style:tab-stops>
      </style:paragraph-properties>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33" style:family="paragraph" style:parent-style-name="First_20_line_20_indent">
      <style:paragraph-properties fo:margin-left="0in" fo:margin-right="0in" fo:margin-top="0in" fo:margin-bottom="0.0028in" style:line-height-at-least="0.278in" fo:text-align="start" style:justify-single-word="false" fo:text-indent="0.1701in" style:auto-text-indent="false" style:text-autospace="none">
        <style:tab-stops>
          <style:tab-stop style:position="4.5in" style:type="right" style:leader-style="dotted" style:leader-text="."/>
        </style:tab-stops>
      </style:paragraph-properties>
      <style:text-properties fo:font-variant="normal" fo:text-transform="none" fo:color="#000000" style:font-name="Times New Roman" fo:font-size="9pt" fo:letter-spacing="normal" fo:font-style="normal" fo:font-weight="normal" style:font-name-asian="Times New Roman2" style:font-size-asian="9pt" style:font-style-asian="normal" style:font-weight-asian="normal" style:font-name-complex="Times New Roman" style:font-size-complex="9pt" style:font-style-complex="italic" style:font-weight-complex="normal"/>
    </style:style>
    <style:style style:name="P34"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 fo:font-size="14pt" fo:font-weight="bold" style:font-name-asian="Times New Roman2" style:font-size-asian="14pt" style:font-weight-asian="bold" style:font-name-complex="Times New Roman2" style:font-size-complex="14pt" style:font-weight-complex="bold"/>
    </style:style>
    <style:style style:name="P35"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 fo:font-size="9pt" fo:font-weight="bold" style:font-name-asian="Times New Roman2" style:font-size-asian="9pt" style:font-weight-asian="bold" style:font-name-complex="Times New Roman2" style:font-size-complex="9pt" style:font-weight-complex="bold"/>
    </style:style>
    <style:style style:name="P36" style:family="paragraph" style:parent-style-name="Standard">
      <style:paragraph-properties fo:margin-left="0in" fo:margin-right="0in" fo:text-align="center" style:justify-single-word="false" fo:text-indent="0.1701in" style:auto-text-indent="false" style:text-autospace="none"/>
      <style:text-properties style:font-name="Palatino Linotype" fo:font-size="14pt" fo:font-weight="bold" style:font-name-asian="Times New Roman2" style:font-size-asian="14pt" style:font-weight-asian="bold" style:font-name-complex="Times New Roman2" style:font-size-complex="14pt" style:font-weight-complex="bold"/>
    </style:style>
    <style:style style:name="P37" style:family="paragraph" style:parent-style-name="Standard">
      <style:paragraph-properties fo:margin-left="0in" fo:margin-right="0in" fo:text-align="center" style:justify-single-word="false" fo:text-indent="0.1701in" style:auto-text-indent="false" style:text-autospace="none"/>
      <style:text-properties style:font-name="Palatino Linotype"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P38"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39" style:family="paragraph" style:parent-style-name="Standard">
      <style:paragraph-properties fo:margin-left="0in" fo:margin-right="0in" fo:margin-top="0in" fo:margin-bottom="0.0598in" style:line-height-at-least="0.278in" fo:text-align="center" style:justify-single-word="false" fo:text-indent="0.1701in" style:auto-text-indent="false" style:text-autospace="none"/>
      <style:text-properties fo:font-variant="normal" fo:text-transform="none" fo:color="#000000" style:font-name="Palatino Linotype" fo:font-size="12pt" fo:letter-spacing="normal"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40" style:family="paragraph" style:parent-style-name="Standard">
      <style:paragraph-properties fo:margin-left="0in" fo:margin-right="0in" fo:margin-top="0in" fo:margin-bottom="0.0598in" style:line-height-at-least="0.278in" fo:text-align="center" style:justify-single-word="false" fo:text-indent="0.1701in" style:auto-text-indent="false" style:text-autospace="none"/>
      <style:text-properties fo:font-size="12pt" fo:font-weight="normal" style:font-size-asian="12pt" style:font-weight-asian="normal" style:font-size-complex="12pt" style:font-weight-complex="normal"/>
    </style:style>
    <style:style style:name="P41" style:family="paragraph" style:parent-style-name="Standard">
      <style:paragraph-properties fo:margin-top="0in" fo:margin-bottom="0.0693in" style:line-height-at-least="0.2083in" fo:text-align="center" style:justify-single-word="false" style:text-autospace="none"/>
      <style:text-properties style:font-name="Palatino Linotype" fo:font-size="12pt" fo:font-weight="bold" style:font-name-asian="Times New Roman2" style:font-size-asian="12pt" style:font-weight-asian="bold" style:font-name-complex="Times New Roman2" style:font-size-complex="12pt" style:font-weight-complex="bold"/>
    </style:style>
    <style:style style:name="P4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 fo:font-size="10pt" fo:font-weight="normal" style:font-name-asian="Helvetica" style:font-size-asian="10pt" style:font-weight-asian="normal" style:font-name-complex="Helvetica" style:font-size-complex="10pt" style:font-weight-complex="normal"/>
    </style:style>
    <style:style style:name="P4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 fo:font-size="12pt" fo:font-weight="normal" style:font-name-asian="Helvetica" style:font-size-asian="12pt" style:font-weight-asian="normal" style:font-name-complex="Helvetica" style:font-size-complex="12pt" style:font-weight-complex="normal"/>
    </style:style>
    <style:style style:name="P44" style:family="paragraph" style:parent-style-name="First_20_line_20_indent">
      <style:paragraph-properties fo:margin-top="0.1201in" fo:margin-bottom="0.0402in"/>
      <style:text-properties fo:font-variant="normal" fo:text-transform="none" fo:color="#000000" style:font-name="Times New Roman" fo:font-size="9pt" fo:letter-spacing="normal" fo:font-style="normal" fo:font-weight="normal" style:font-name-asian="Times New Roman" style:font-size-asian="9pt" style:font-style-asian="normal" style:font-weight-asian="normal" style:font-name-complex="Times New Roman" style:font-size-complex="9pt"/>
    </style:style>
    <style:style style:name="P45" style:family="paragraph" style:parent-style-name="Heading_20_3">
      <style:text-properties fo:font-weight="bold" style:font-weight-asian="bold" style:font-weight-complex="bold"/>
    </style:style>
    <style:style style:name="P46"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7" style:family="paragraph" style:parent-style-name="Heading_20_1">
      <style:paragraph-properties fo:text-align="center" style:justify-single-word="false"/>
      <style:text-properties fo:font-size="22pt" fo:font-weight="normal" style:font-size-asian="22pt" style:font-weight-asian="normal" style:font-size-complex="22pt" style:font-weight-complex="normal"/>
    </style:style>
    <style:style style:name="P48" style:family="paragraph" style:parent-style-name="Heading_20_1">
      <style:paragraph-properties fo:margin-left="0in" fo:margin-right="0in" fo:margin-top="0.4in" fo:margin-bottom="0in" fo:text-align="center" style:justify-single-word="false" fo:text-indent="0in" style:auto-text-indent="false" style:text-autospace="none"/>
      <style:text-properties style:font-name="Palatino Linotype" fo:font-size="22pt" fo:font-weight="normal" style:font-name-asian="Times New Roman2" style:font-size-asian="22pt" style:font-weight-asian="normal" style:font-name-complex="Times New Roman2" style:font-size-complex="22pt" style:font-weight-complex="normal"/>
    </style:style>
    <style:style style:name="P49" style:family="paragraph" style:parent-style-name="Heading_20_1" style:master-page-name="Front">
      <style:paragraph-properties fo:margin-top="0.2in" fo:margin-bottom="0.1in" style:page-number="auto" fo:break-before="page"/>
      <style:text-properties fo:font-size="16pt" style:font-size-asian="16pt" style:font-size-complex="16pt"/>
    </style:style>
    <style:style style:name="P50" style:family="paragraph" style:parent-style-name="Heading_20_1">
      <style:paragraph-properties fo:margin-left="0in" fo:margin-right="0in" fo:margin-top="0in" fo:margin-bottom="0.0028in" style:line-height-at-least="0.278in" fo:text-align="center" style:justify-single-word="false" fo:text-indent="0.1701in" style:auto-text-indent="false" style:text-autospace="none">
        <style:tab-stops>
          <style:tab-stop style:position="4.5in" style:type="right" style:leader-style="dotted" style:leader-text="."/>
        </style:tab-stops>
      </style:paragraph-properties>
      <style:text-properties fo:font-variant="normal" fo:text-transform="none" fo:color="#000000" style:font-name="Times New Roman" fo:font-size="16pt" fo:letter-spacing="normal" fo:font-style="normal" fo:font-weight="normal" style:font-name-asian="Times New Roman2" style:font-size-asian="16pt" style:font-style-asian="normal" style:font-weight-asian="normal" style:font-name-complex="Times New Roman" style:font-size-complex="16pt" style:font-style-complex="italic" style:font-weight-complex="normal"/>
    </style:style>
    <style:style style:name="P51" style:family="paragraph" style:parent-style-name="Heading_20_1" style:master-page-name="Standard">
      <style:paragraph-properties fo:margin-top="0.6in" fo:margin-bottom="0.3in" fo:text-align="center" style:justify-single-word="false" style:page-number="1" fo:break-before="page"/>
      <style:text-properties fo:font-size="16pt" style:font-size-asian="16pt" style:font-size-complex="16pt"/>
    </style:style>
    <style:style style:name="P52" style:family="paragraph" style:parent-style-name="Contents_20_2">
      <style:paragraph-properties fo:margin-left="0.1965in" fo:margin-right="0in" fo:margin-top="0in" fo:margin-bottom="0.0598in" fo:text-indent="0in" style:auto-text-indent="false" style:text-autospace="none">
        <style:tab-stops>
          <style:tab-stop style:position="4.5in" style:type="right" style:leader-style="dotted" style:leader-text="."/>
        </style:tab-stops>
      </style:paragraph-properties>
      <style:text-properties fo:font-size="9pt" style:font-name-asian="Arial2" style:font-size-asian="9pt" style:font-size-complex="9pt"/>
    </style:style>
    <style:style style:name="P53" style:family="paragraph" style:parent-style-name="Heading_20_2">
      <style:paragraph-properties fo:break-before="page"/>
    </style:style>
    <style:style style:name="P54" style:family="paragraph" style:parent-style-name="Standard" style:master-page-name="Front">
      <style:paragraph-properties fo:margin-left="0in" fo:margin-right="0in" fo:text-align="center" style:justify-single-word="false" fo:text-indent="0in" style:auto-text-indent="false" style:page-number="auto" fo:break-before="page" style:text-autospace="none"/>
      <style:text-properties style:font-name="Palatino Linotype" fo:font-size="22pt" fo:font-weight="bold" style:font-name-asian="Times New Roman2" style:font-size-asian="22pt" style:font-weight-asian="bold" style:font-name-complex="Times New Roman2" style:font-size-complex="22pt" style:font-weight-complex="bold"/>
    </style:style>
    <style:style style:name="P55" style:family="paragraph" style:parent-style-name="Standard" style:master-page-name="Front">
      <style:paragraph-properties fo:margin-left="0in" fo:margin-right="0in" fo:margin-top="0in" fo:margin-bottom="0.0693in" style:line-height-at-least="0.2083in" fo:text-align="center" style:justify-single-word="false" fo:text-indent="0.1701in" style:auto-text-indent="false" style:page-number="auto" style:text-autospace="none"/>
      <style:text-properties fo:font-size="14pt" style:font-size-asian="14pt" style:font-size-complex="14pt"/>
    </style:style>
    <style:style style:name="P56" style:family="paragraph" style:parent-style-name="Standard" style:master-page-name="Front">
      <style:paragraph-properties fo:margin-left="0in" fo:margin-right="0in" fo:margin-top="0in" fo:margin-bottom="0.0598in" style:line-height-at-least="0.278in" fo:text-align="center" style:justify-single-word="false" fo:text-indent="0.1701in" style:auto-text-indent="false" style:page-number="auto" style:text-autospace="none"/>
      <style:text-properties fo:color="#000000" style:font-name="Palatino Linotype"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57" style:family="paragraph" style:parent-style-name="Standard">
      <style:paragraph-properties fo:margin-left="0in" fo:margin-right="0in" fo:margin-top="0in" fo:margin-bottom="0.0598in" style:line-height-at-least="0.278in" fo:text-align="center" style:justify-single-word="false" fo:text-indent="0.1701in" style:auto-text-indent="false" style:text-autospace="none"/>
      <style:text-properties fo:font-size="12pt" fo:font-weight="normal" style:font-size-asian="12pt" style:font-weight-asian="normal" style:font-size-complex="12pt" style:font-weight-complex="normal"/>
    </style:style>
    <style:style style:name="P58" style:family="paragraph" style:parent-style-name="Standard" style:master-page-name="Front">
      <style:paragraph-properties style:page-number="auto" fo:break-before="page"/>
      <style:text-properties fo:font-size="13pt" fo:font-weight="bold" style:font-size-asian="13pt" style:font-weight-asian="bold" style:font-size-complex="13pt" style:font-weight-complex="bold"/>
    </style:style>
    <style:style style:name="P59" style:family="paragraph" style:parent-style-name="Standard" style:master-page-name="Front">
      <style:paragraph-properties fo:text-align="justify" style:justify-single-word="false" style:page-number="auto" fo:break-before="page" style:text-autospace="none"/>
      <style:text-properties style:font-name="Times New Roman2" fo:font-size="32pt" fo:font-weight="bold" style:font-name-asian="Times New Roman2" style:font-size-asian="32pt" style:font-weight-asian="bold" style:font-name-complex="Times New Roman2" style:font-size-complex="32pt" style:font-weight-complex="bold"/>
    </style:style>
    <style:style style:name="P60" style:family="paragraph" style:parent-style-name="Standard" style:master-page-name="Front">
      <style:paragraph-properties style:page-number="auto"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61" style:family="paragraph" style:parent-style-name="Standard" style:master-page-name="Front">
      <style:paragraph-properties fo:text-align="justify" style:justify-single-word="false" style:page-number="auto" fo:break-before="page" style:text-autospace="non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62" style:family="paragraph" style:parent-style-name="Standard" style:master-page-name="Front">
      <style:paragraph-properties style:page-number="auto"/>
      <style:text-properties fo:font-size="12pt" style:font-size-asian="12pt" style:font-size-complex="12pt"/>
    </style:style>
    <style:style style:name="P63" style:family="paragraph" style:parent-style-name="Standard" style:list-style-name="L1"/>
    <style:style style:name="P64" style:family="paragraph" style:parent-style-name="Standard" style:list-style-name="L2">
      <style:text-properties style:font-name-asian="Times New Roman" style:font-name-complex="Times New Roman" style:font-size-complex="13pt"/>
    </style:style>
    <style:style style:name="P65" style:family="paragraph" style:parent-style-name="Standard" style:list-style-name="L2">
      <style:text-properties style:font-name="Times New Roman" style:font-name-asian="Times New Roman" style:font-name-complex="Times New Roman" style:font-size-complex="13pt"/>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Palatino Linotype" fo:letter-spacing="normal" fo:font-style="italic" style:font-name-asian="Times New Roman2" style:font-style-asian="italic" style:font-name-complex="Times New Roman2" style:font-style-complex="italic"/>
    </style:style>
    <style:style style:name="T2" style:family="text">
      <style:text-properties fo:font-style="italic" style:font-style-asian="italic" style:font-style-complex="italic"/>
    </style:style>
    <style:style style:name="T3" style:family="text">
      <style:text-properties style:font-name="Palatino1"/>
    </style:style>
    <style:style style:name="T4" style:family="text">
      <style:text-properties fo:font-size="9pt" style:font-name-asian="Times New Roman" style:font-size-asian="9pt" style:font-name-complex="Times New Roman" style:font-size-complex="13pt"/>
    </style:style>
    <style:style style:name="T5" style:family="text">
      <style:text-properties style:font-name="Palatino Linotype" style:font-name-asian="Courier" style:font-name-complex="Courier"/>
    </style:style>
    <style:style style:name="T6" style:family="text">
      <style:text-properties fo:color="#000000" style:font-name="Palatino Linotype" fo:font-style="italic" style:font-name-asian="Times New Roman2" style:font-style-asian="italic" style:font-name-complex="Times New Roman2"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0098in" svg:stroke-color="#000000" draw:marker-start="" draw:marker-start-width="0in" draw:marker-start-center="false" draw:marker-end="" draw:marker-end-width="0in" draw:marker-end-center="false" draw:fill="solid" draw:fill-color="#cfe7f5"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draw:stroke-dash="Dashed_20__28_var_29__20_1"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style:run-through="foreground"/>
    </style:style>
    <style:style style:name="gr5" style:family="graphic">
      <style:graphic-properties draw:stroke="solid" draw:stroke-dash="Dash_20_2"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6" style:family="graphic">
      <style:graphic-properties draw:stroke="solid" draw:stroke-dash="Dash_20_3"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7" style:family="graphic">
      <style:graphic-properties draw:stroke="solid" draw:stroke-dash="Dash_20_4"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8" style:family="graphic">
      <style:graphic-properties draw:stroke="solid" draw:stroke-dash="Dash_20_5"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9" style:family="graphic">
      <style:graphic-properties draw:stroke="solid" draw:stroke-dash="Dash_20_6"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0" style:family="graphic">
      <style:graphic-properties draw:stroke="solid" draw:stroke-dash="Dash_20_7"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1" style:family="graphic">
      <style:graphic-properties draw:stroke="solid" draw:stroke-dash="Dash_20_8"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2" style:family="graphic">
      <style:graphic-properties draw:stroke="solid" draw:stroke-dash="Dash_20_9"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3" style:family="graphic">
      <style:graphic-properties draw:stroke="solid" draw:stroke-dash="Dash_20_10"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4" style:family="graphic">
      <style:graphic-properties draw:stroke="solid" draw:stroke-dash="Dash_20_11"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5" style:family="graphic">
      <style:graphic-properties draw:stroke="solid" draw:stroke-dash="Dash_20_12"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6" style:family="graphic">
      <style:graphic-properties draw:stroke="solid" draw:stroke-dash="Dash_20_13"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7" style:family="graphic">
      <style:graphic-properties draw:stroke="solid" draw:stroke-dash="Dash_20_14"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8" style:family="graphic">
      <style:graphic-properties draw:stroke="solid" draw:stroke-dash="Dash_20_15"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19" style:family="graphic">
      <style:graphic-properties draw:stroke="dash" draw:stroke-dash="Fine_20_Dashed_20__28_var_29_"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2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25"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2" style:family="graphic">
      <style:graphic-properties draw:stroke="solid" draw:stroke-dash="Dash_20_26"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3" style:family="graphic">
      <style:graphic-properties draw:stroke="solid" draw:stroke-dash="Dash_20_27"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4" style:family="graphic">
      <style:graphic-properties draw:stroke="solid" draw:stroke-dash="Dash_20_28"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5" style:family="graphic">
      <style:graphic-properties draw:stroke="solid" draw:stroke-dash="Dash_20_29"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6" style:family="graphic">
      <style:graphic-properties draw:stroke="solid" draw:stroke-dash="Dash_20_30"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7" style:family="graphic">
      <style:graphic-properties draw:stroke="solid" draw:stroke-dash="Dash_20_31"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8" style:family="graphic">
      <style:graphic-properties draw:stroke="solid" draw:stroke-dash="Dash_20_32"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29" style:family="graphic">
      <style:graphic-properties draw:stroke="solid" draw:stroke-dash="Dash_20_33" svg:stroke-width="0.0138in" svg:stroke-color="#000000" draw:marker-start="" draw:marker-start-width="0.0457in" draw:marker-start-center="false" draw:marker-end="" draw:marker-end-width="0.0457in" draw:marker-end-center="false" draw:fill="none" draw:fill-color="#99ccff" draw:textarea-horizontal-align="center" draw:textarea-vertical-align="middle" fo:padding-top="0.0563in" fo:padding-bottom="0.0563in" fo:padding-left="0.1047in" fo:padding-right="0.1047in" draw:shadow="hidden" draw:shadow-offset-x="0.1201in" draw:shadow-offset-y="0.1201in" draw:shadow-color="#808080" style:run-through="foreground"/>
    </style:style>
    <style:style style:name="gr30"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201in" draw:shadow-offset-y="0.1201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solid" draw:stroke-dash="Dash_20_56" svg:stroke-width="0.0299in" svg:stroke-color="#000000" draw:marker-start="" draw:marker-start-width="0.2047in" draw:marker-start-center="false" draw:marker-end="" draw:marker-end-width="0.2047in" draw:marker-end-center="false" draw:fill="none" draw:fill-color="#99ccff" draw:textarea-horizontal-align="center" draw:textarea-vertical-align="middle" fo:padding-top="0.0638in" fo:padding-bottom="0.0638in" fo:padding-left="0.1134in" fo:padding-right="0.1134in" draw:shadow="hidden" draw:shadow-offset-x="0.1201in" draw:shadow-offset-y="0.1201in" draw:shadow-color="#808080" style:run-through="foreground"/>
    </style:style>
    <style:style style:name="gr33" style:family="graphic">
      <style:graphic-properties draw:stroke="solid" draw:stroke-dash="Dash_20_57"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4" style:family="graphic">
      <style:graphic-properties draw:stroke="solid" draw:stroke-dash="Dash_20_58" svg:stroke-width="0.0299in" svg:stroke-color="#000000" draw:marker-start="" draw:marker-start-width="0.2in" draw:marker-start-center="false" draw:marker-end="" draw:marker-end-width="0.2in" draw:marker-end-center="false" draw:fill="none" draw:fill-color="#99ccff" draw:textarea-horizontal-align="center" draw:textarea-vertical-align="middle" fo:padding-top="0.0638in" fo:padding-bottom="0.0638in" fo:padding-left="0.1134in" fo:padding-right="0.1134in" draw:shadow="hidden" draw:shadow-offset-x="0.1201in" draw:shadow-offset-y="0.1201in" draw:shadow-color="#808080" style:run-through="foreground"/>
    </style:style>
    <style:style style:name="gr35" style:family="graphic">
      <style:graphic-properties draw:stroke="dash" draw:stroke-dash="Ultrafine_20_Dashed"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6" style:family="graphic">
      <style:graphic-properties draw:stroke="none" draw:stroke-dash="Dash_20_64" svg:stroke-width="0.0098in" svg:stroke-color="#000000" draw:marker-start="" draw:marker-start-width="0.0244in" draw:marker-start-center="false" draw:marker-end="" draw:marker-end-width="0.0244in" draw:marker-end-center="false" draw:fill="none" draw:fill-color="#99ccff" draw:textarea-horizontal-align="center" draw:textarea-vertical-align="middle" fo:padding-top="0.0492in" fo:padding-bottom="0.0492in" fo:padding-left="0.0984in" fo:padding-right="0.0984in" draw:shadow="hidden" draw:shadow-offset-x="0.1201in" draw:shadow-offset-y="0.1201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solid" draw:stroke-dash="Dash_20_65" svg:stroke-width="0.0098in" svg:stroke-color="#000000" draw:marker-start="" draw:marker-start-width="0in" draw:marker-start-center="false" draw:marker-end="" draw:marker-end-width="0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8" style:family="graphic">
      <style:graphic-properties draw:stroke="solid" draw:stroke-dash="Dash_20_66" svg:stroke-width="0.0098in" svg:stroke-color="#000000" draw:marker-start="" draw:marker-start-width="0.0102in" draw:marker-start-center="false" draw:marker-end="" draw:marker-end-width="0.01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9" style:family="graphic">
      <style:graphic-properties draw:stroke="solid" draw:stroke-dash="Dash_20_67" svg:stroke-width="0.0098in" svg:stroke-color="#000000" draw:marker-start="" draw:marker-start-width="0.0098in" draw:marker-start-center="false" draw:marker-end="" draw:marker-end-width="0.0098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0" style:family="graphic">
      <style:graphic-properties draw:stroke="solid" draw:stroke-dash="Dash_20_68" svg:stroke-width="0.0299in" svg:stroke-color="#000000" draw:marker-start="" draw:marker-start-width="0.0701in" draw:marker-start-center="false" draw:marker-end="" draw:marker-end-width="0.0701in" draw:marker-end-center="false" draw:fill="none" draw:fill-color="#99ccff" draw:textarea-horizontal-align="center" draw:textarea-vertical-align="middle" fo:padding-top="0.0638in" fo:padding-bottom="0.0638in" fo:padding-left="0.1134in" fo:padding-right="0.1134in" draw:shadow="hidden" draw:shadow-offset-x="0.1201in" draw:shadow-offset-y="0.1201in" draw:shadow-color="#808080" style:run-through="foreground"/>
    </style:style>
    <style:style style:name="gr41" style:family="graphic">
      <style:graphic-properties draw:stroke="solid" draw:stroke-dash="Dash_20_50"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2" style:family="graphic">
      <style:graphic-properties draw:stroke="solid" draw:stroke-dash="Dash_20_51" svg:stroke-width="0.0098in" svg:stroke-color="#000000" draw:marker-start="" draw:marker-start-width="0.1402in" draw:marker-start-center="false" draw:marker-end="" draw:marker-end-width="0.1402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3" style:family="graphic">
      <style:graphic-properties draw:stroke="none" draw:stroke-dash="Dash_20_7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201in" draw:shadow-offset-y="0.1201in" draw:shadow-color="#808080" draw:color-mode="standard" draw:luminance="0%" draw:contrast="0%" draw:gamma="100%" draw:red="0%" draw:green="0%" draw:blue="0%" fo:clip="rect(0in, 0in, 0in, 0in)" draw:image-opacity="100%" style:mirror="none" style:run-through="foreground"/>
    </style:style>
    <style:style style:name="gr44" style:family="graphic">
      <style:graphic-properties draw:stroke="solid" draw:stroke-dash="Dash_20_78" svg:stroke-width="0.0299in" svg:stroke-color="#000000" draw:marker-start="" draw:marker-start-width="0.2047in" draw:marker-start-center="false" draw:marker-end="" draw:marker-end-width="0.2047in" draw:marker-end-center="false" draw:fill="none" draw:fill-color="#99ccff" draw:textarea-horizontal-align="center" draw:textarea-vertical-align="middle" fo:padding-top="0.0638in" fo:padding-bottom="0.0638in" fo:padding-left="0.1134in" fo:padding-right="0.1134in" draw:shadow="hidden" draw:shadow-offset-x="0.1201in" draw:shadow-offset-y="0.1201in" draw:shadow-color="#808080" style:run-through="foreground"/>
    </style:style>
    <style:style style:name="gr45" style:family="graphic">
      <style:graphic-properties draw:stroke="solid" draw:stroke-dash="Dash_20_79" svg:stroke-width="0.011in" svg:stroke-color="#000000" draw:marker-start="" draw:marker-start-width="0.1417in" draw:marker-start-center="false" draw:marker-end="" draw:marker-end-width="0.1417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6" style:family="graphic">
      <style:graphic-properties draw:stroke="solid" draw:stroke-dash="Dash_20_80" svg:stroke-width="0.011in" svg:stroke-color="#000000" draw:marker-start="" draw:marker-start-width="0.1717in" draw:marker-start-center="false" draw:marker-end="" draw:marker-end-width="0.1717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7" style:family="graphic">
      <style:graphic-properties draw:stroke="solid" draw:stroke-dash="Dash_20_85" svg:stroke-width="0.011in" svg:stroke-color="#000000" draw:marker-start="" draw:marker-start-width="0.0598in" draw:marker-start-center="false" draw:marker-end="" draw:marker-end-width="0.0598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8" style:family="graphic">
      <style:graphic-properties draw:stroke="solid" draw:stroke-dash="Dash_20_86" svg:stroke-width="0.011in" svg:stroke-color="#000000" draw:marker-start="" draw:marker-start-width="0.0598in" draw:marker-start-center="false" draw:marker-end="" draw:marker-end-width="0.0598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9" style:family="graphic">
      <style:graphic-properties draw:stroke="solid" draw:stroke-dash="Dash_20_87" svg:stroke-width="0.011in" svg:stroke-color="#000000" draw:marker-start="" draw:marker-start-width="0.0598in" draw:marker-start-center="false" draw:marker-end="" draw:marker-end-width="0.0598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50" style:family="graphic">
      <style:graphic-properties draw:stroke="solid" draw:stroke-dash="Dash_20_88" svg:stroke-width="0.011in" svg:stroke-color="#000000" draw:marker-start="" draw:marker-start-width="0.0701in" draw:marker-start-center="false" draw:marker-end="" draw:marker-end-width="0.0701in" draw:marker-end-center="false" draw:fill="none"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h text:style-name="P48" text:outline-level="1">Einstein's Cube</text:h>
      <text:p text:style-name="P18"/>
      <text:p text:style-name="P36"/>
      <text:p text:style-name="P36"/>
      <text:p text:style-name="P41">By Stacy David</text:p>
      <text:p text:style-name="P19"/>
      <text:p text:style-name="P19"/>
      <text:p text:style-name="P19"/>
      <text:p text:style-name="P19"/>
      <text:p text:style-name="P37"/>
      <text:p text:style-name="P36"/>
      <text:p text:style-name="P36"/>
      <text:p text:style-name="P36"/>
      <text:p text:style-name="P36"/>
      <text:p text:style-name="P35">Tiger Farm Press</text:p>
      <text:p text:style-name="P34"><draw:frame draw:style-name="fr1" draw:name="graphics19" text:anchor-type="paragraph" svg:width="0.4445in" svg:height="0.2465in" draw:z-index="0"><draw:image xlink:href="Pictures/20000009000005EF0000034A4CA2CB80.svm" xlink:type="simple" xlink:show="embed" xlink:actuate="onLoad"/></draw:frame></text:p>
      <text:p text:style-name="P5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Copyright © 2020, Stacy David Thurston, United States of America.</text:p>
      <text:p text:style-name="P27">All rights reserved. No part of this book may be reproduced or transmitted in any form or by any means, electronic or mechanical, without permission in writing from the author, except for the use of brief quotations in a book review or scholarly journal.</text:p>
      <text:p text:style-name="P28"><text:span text:style-name="T5">Lulu.com publisher ISBN: </text:span>978-...-8</text:p>
      <text:p text:style-name="P27">Cover by Tiger Farm Press using author's photo of ...</text:p>
      <text:p text:style-name="P27">Early printing, PDF edition, 2018.</text:p>
      <text:p text:style-name="P27">This is the First Edition, 2020.</text:p>
      <text:p text:style-name="P27"/>
      <text:p text:style-name="P14"><draw:frame draw:style-name="fr2" draw:name="graphics20" text:anchor-type="paragraph" svg:x="1.2126in" svg:y="-0.0264in" svg:width="0.3425in" svg:height="0.1819in" draw:z-index="1"><draw:image xlink:href="Pictures/2000000900000365000001CEBA2F065A.svm" xlink:type="simple" xlink:show="embed" xlink:actuate="onLoad"/></draw:frame>TIGER FARM PRESS <text:s/>CALIFORNIA</text:p>
      <text:p text:style-name="P58"/>
      <text:p text:style-name="P21"/>
      <text:p text:style-name="P21"/>
      <text:p text:style-name="P21"/>
      <text:p text:style-name="P21"/>
      <text:p text:style-name="P21"/>
      <text:p text:style-name="P43">Dedicated to</text:p>
      <text:p text:style-name="P42">my readers</text:p>
      <text:p text:style-name="P6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Author's other books</text:p>
      <text:p text:style-name="P30">Family History</text:p>
      <text:p text:style-name="P30">Getting Started with Sun ONE</text:p>
      <text:p text:style-name="P30">Scrooge's Christmas</text:p>
      <text:p text:style-name="P30">Short Stories</text:p>
      <text:p text:style-name="P30">Poetic Starlight</text:p>
      <text:p text:style-name="P59"/>
      <text:p text:style-name="P23"/>
      <text:h text:style-name="P47" text:outline-level="1">Einstein's Cube</text:h>
      <text:p text:style-name="P24"/>
      <text:p text:style-name="P40"><text:span text:style-name="T1">It's not rocket science.</text:span></text:p>
      <text:p text:style-name="P40"><text:span text:style-name="T1">It's Einstein science.</text:span><text:span text:style-name="T6"> <text:s text:c="2"/></text:span></text:p>
      <text:p text:style-name="P56"/>
      <text:h text:style-name="P49" text:outline-level="1">Contents</text:h>
      <text:h text:style-name="P45" text:outline-level="3">Abc</text:h>
      <text:p text:style-name="P7">Abc <text:tab/> 1</text:p>
      <text:p text:style-name="P31">Abc <text:tab/> 1</text:p>
      <text:p text:style-name="P31">Abc <text:tab/> 9</text:p>
      <text:p text:style-name="P7">Abc <text:tab/> 11</text:p>
      <text:p text:style-name="P31">Abc <text:tab/> 12</text:p>
      <text:p text:style-name="P31">Abc <text:tab/> 17</text:p>
      <text:p text:style-name="P7">Abc <text:tab/> 18</text:p>
      <text:p text:style-name="P31">Abc <text:tab/> 19</text:p>
      <text:p text:style-name="P31">Abc <text:tab/> 33</text:p>
      <text:h text:style-name="P45" text:outline-level="3">Abc</text:h>
      <text:p text:style-name="P31">Abc <text:tab/> 46</text:p>
      <text:p text:style-name="P31">Abc <text:tab/> 56</text:p>
      <text:p text:style-name="P32"/>
      <text:p text:style-name="P60"/>
      <text:p text:style-name="P24"/>
      <text:p text:style-name="P38"/>
      <text:p text:style-name="P59"/>
      <text:p text:style-name="P23"/>
      <text:h text:style-name="P47" text:outline-level="1">Einstein's Cube</text:h>
      <text:p text:style-name="P24"/>
      <text:p text:style-name="P39"/>
      <text:p text:style-name="P61"/>
      <text:p text:style-name="P12"/>
      <text:p text:style-name="P12"/>
      <text:h text:style-name="P46" text:outline-level="3">Everything should be made as simple as possible, but no simpler. <text:s text:c="17"/></text:h>
      <text:p text:style-name="P33">Albert Einstein, 1950</text:p>
      <text:p text:style-name="P33"/>
      <text:p text:style-name="P33"/>
      <text:h text:style-name="P50" text:outline-level="1"/>
      <text:h text:style-name="P51" text:outline-level="1">The Forth</text:h>
      <text:p text:style-name="P13"><text:span text:style-name="T4">Einstein added the 4th dimension of time into the theory of physics, to give us the physics of spacetime. </text:span>But, neither mathematicians nor physicists have shown us a simple way to draw a 4 dimensional hypercube.</text:p>
      <text:p text:style-name="P10"><text:span text:style-name="T3">In this book</text:span><text:span text:style-name="T4">, using Einstein's axiom, “Everything should be made as simple as possible, but no simpler,” you will learn to draw in four dimensions and beyond.</text:span></text:p>
      <text:p text:style-name="P9">The steps are so straight forward, a grade schooler could be taught to follow them. Below is a 4 dimensional Einstein cube.</text:p>
      <text:p text:style-name="P8"><draw:g text:anchor-type="paragraph" draw:z-index="2" draw:style-name="gr1"><draw:line draw:style-name="gr2" draw:text-style-name="P66" svg:x1="1.0555in" svg:y1="1.0374in" svg:x2="1.5094in" svg:y2="1.2665in"><text:p/></draw:line><draw:line draw:style-name="gr2" draw:text-style-name="P66" svg:x1="1.2618in" svg:y1="0.9102in" svg:x2="1.5055in" svg:y2="1.2669in"><text:p/></draw:line><draw:line draw:style-name="gr3" draw:text-style-name="P66" svg:x1="1.5028in" svg:y1="1.2665in" svg:x2="1.9567in" svg:y2="1.0374in"><text:p/></draw:line><draw:line draw:style-name="gr3" draw:text-style-name="P66" svg:x1="1.5106in" svg:y1="1.2669in" svg:x2="1.7543in" svg:y2="0.9102in"><text:p/></draw:line><draw:line draw:style-name="gr2" draw:text-style-name="P66" svg:x1="0.8079in" svg:y1="0.6799in" svg:x2="1.2618in" svg:y2="0.9091in"><text:p/></draw:line><draw:line draw:style-name="gr3" draw:text-style-name="P66" svg:x1="0.8118in" svg:y1="0.6843in" svg:x2="1.0555in" svg:y2="1.0409in"><text:p/></draw:line><draw:line draw:style-name="gr3" draw:text-style-name="P66" svg:x1="1.2665in" svg:y1="0.9087in" svg:x2="1.5102in" svg:y2="0.552in"><text:p/></draw:line><draw:line draw:style-name="gr3" draw:text-style-name="P66" svg:x1="1.5091in" svg:y1="0.5535in" svg:x2="1.7528in" svg:y2="0.9102in"><text:p/></draw:line><draw:line draw:style-name="gr3" draw:text-style-name="P66" svg:x1="1.7528in" svg:y1="0.9118in" svg:x2="2.2067in" svg:y2="0.6827in"><text:p/></draw:line><draw:line draw:style-name="gr3" draw:text-style-name="P66" svg:x1="1.9555in" svg:y1="1.0378in" svg:x2="2.2055in" svg:y2="0.6791in"><text:p/></draw:line><draw:line draw:style-name="gr3" draw:text-style-name="P66" svg:x1="0.8118in" svg:y1="0.6823in" svg:x2="1.0559in" svg:y2="0.3244in"><text:p/></draw:line><draw:line draw:style-name="gr3" draw:text-style-name="P66" svg:x1="1.0555in" svg:y1="0.326in" svg:x2="1.5094in" svg:y2="0.5551in"><text:p/></draw:line><draw:line draw:style-name="gr3" draw:text-style-name="P66" svg:x1="1.9587in" svg:y1="0.3272in" svg:x2="2.2024in" svg:y2="0.6839in"><text:p/></draw:line><draw:line draw:style-name="gr3" draw:text-style-name="P66" svg:x1="1.5in" svg:y1="0.5575in" svg:x2="1.9539in" svg:y2="0.3283in"><text:p/></draw:line><draw:line draw:style-name="gr3" draw:text-style-name="P66" svg:x1="1.0606in" svg:y1="0.3256in" svg:x2="1.5063in" svg:y2="0.102in"><text:p/></draw:line><draw:line draw:style-name="gr3" draw:text-style-name="P66" svg:x1="1.5in" svg:y1="0.0996in" svg:x2="1.9539in" svg:y2="0.3287in"><text:p/></draw:line></draw:g></text:p>
      <text:p text:style-name="P8"><text:s/></text:p>
      <text:p text:style-name="P8"/>
      <text:p text:style-name="P8"/>
      <text:p text:style-name="P8"/>
      <text:p text:style-name="P8"/>
      <text:p text:style-name="P8"/>
      <text:p text:style-name="P44">It only has 6 front sides. It's very straight forward to draw.</text:p>
      <text:p text:style-name="P4"/>
      <text:h text:style-name="P53" text:outline-level="2">Your Requirements</text:h>
      <text:p text:style-name="Standard">To learn the drawing techniques, you must be familiar with the basic geometric shapes:</text:p>
      <text:list xml:id="list5013710335116172984" text:style-name="L1">
        <text:list-item>
          <text:p text:style-name="P63">A point to show position, 0 dimensions.</text:p>
        </text:list-item>
        <text:list-item>
          <text:p text:style-name="P63">A line is for distance, 1 dimension.</text:p>
        </text:list-item>
        <text:list-item>
          <text:p text:style-name="P63">A square of 2 dimensions, area.</text:p>
        </text:list-item>
        <text:list-item>
          <text:p text:style-name="P63">A cube of 3 dimensions, volume.</text:p>
        </text:list-item>
      </text:list>
      <text:p text:style-name="P5"><draw:g text:anchor-type="paragraph" draw:z-index="3" draw:style-name="gr1"><draw:g draw:style-name="gr4"><draw:line draw:style-name="gr5" draw:text-style-name="P66" svg:x1="1.222in" svg:y1="0.1425in" svg:x2="0.8902in" svg:y2="0.4744in"><text:p/></draw:line><draw:line draw:style-name="gr6" draw:text-style-name="P66" svg:x1="1.2201in" svg:y1="0.8063in" svg:x2="0.8882in" svg:y2="0.4744in"><text:p/></draw:line><draw:line draw:style-name="gr7" draw:text-style-name="P66" svg:x1="1.5587in" svg:y1="0.4744in" svg:x2="1.2197in" svg:y2="0.8094in"><text:p/></draw:line><draw:line draw:style-name="gr8" draw:text-style-name="P66" svg:x1="1.5528in" svg:y1="0.4744in" svg:x2="1.2209in" svg:y2="0.1425in"><text:p/></draw:line></draw:g><draw:line draw:style-name="gr9" draw:text-style-name="P66" svg:x1="0.635in" svg:y1="0.1425in" svg:x2="0.635in" svg:y2="0.8047in"><text:p/></draw:line><draw:g draw:style-name="gr4"><draw:line draw:style-name="gr10" draw:text-style-name="P66" svg:x1="1.7327in" svg:y1="0.6512in" svg:x2="2.0402in" svg:y2="0.8067in"><text:p/></draw:line><draw:line draw:style-name="gr11" draw:text-style-name="P66" svg:x1="2.0366in" svg:y1="0.8067in" svg:x2="2.3441in" svg:y2="0.6512in"><text:p/></draw:line><draw:line draw:style-name="gr12" draw:text-style-name="P66" svg:x1="2.0366in" svg:y1="0.4492in" svg:x2="2.3441in" svg:y2="0.2937in"><text:p/></draw:line><draw:line draw:style-name="gr13" draw:text-style-name="P66" svg:x1="1.7327in" svg:y1="0.2937in" svg:x2="2.0402in" svg:y2="0.4492in"><text:p/></draw:line><draw:line draw:style-name="gr14" draw:text-style-name="P66" svg:x1="2.3417in" svg:y1="0.2972in" svg:x2="2.3421in" svg:y2="0.6516in"><text:p/></draw:line><draw:line draw:style-name="gr15" draw:text-style-name="P66" svg:x1="1.7346in" svg:y1="0.2909in" svg:x2="1.7343in" svg:y2="0.65in"><text:p/></draw:line><draw:line draw:style-name="gr16" draw:text-style-name="P66" svg:x1="2.0366in" svg:y1="0.1413in" svg:x2="2.3441in" svg:y2="0.2969in"><text:p/></draw:line><draw:line draw:style-name="gr17" draw:text-style-name="P66" svg:x1="1.7327in" svg:y1="0.2965in" svg:x2="2.0402in" svg:y2="0.1409in"><text:p/></draw:line><draw:line draw:style-name="gr18" draw:text-style-name="P66" svg:x1="2.0382in" svg:y1="0.4476in" svg:x2="2.0382in" svg:y2="0.8075in"><text:p/></draw:line><draw:line draw:style-name="gr19" draw:text-style-name="P66" svg:x1="2.4315in" svg:y1="0.3413in" svg:x2="1.9445in" svg:y2="0.0953in"><text:p/></draw:line><draw:line draw:style-name="gr19" draw:text-style-name="P66" svg:x1="2.1303in" svg:y1="0.4933in" svg:x2="1.6406in" svg:y2="0.2472in"><text:p/></draw:line></draw:g></draw:g></text:p>
      <text:p text:style-name="P5"/>
      <text:p text:style-name="P5"/>
      <text:p text:style-name="P5"><text:s text:c="3"/>. <text:s text:c="2"/></text:p>
      <text:p text:style-name="P5"/>
      <text:h text:style-name="Heading_20_1" text:outline-level="1">Drawing 0 to 3 Dimensions</text:h>
      <text:p text:style-name="P15">A 0 dimensional point, is position.</text:p>
      <text:p text:style-name="P16">.</text:p>
      <text:p text:style-name="P17"/>
      <text:p text:style-name="P17">A 1 dimensional line segment is a representation of the distance between 2 end points. It can represent the distance of an object's height, length, or depth.</text:p>
      <text:p text:style-name="P17"/>
      <text:p text:style-name="P17"/>
      <text:p text:style-name="P17"><draw:frame draw:style-name="fr3" draw:name="graphics60" text:anchor-type="paragraph" svg:x="1.4874in" svg:y="-0.0134in" svg:width="0.0161in" svg:height="0.6161in" draw:z-index="4"><draw:image xlink:href="Pictures/10000201000000020000020CBAE9A7F6.png" xlink:type="simple" xlink:show="embed" xlink:actuate="onLoad"/></draw:frame></text:p>
      <text:p text:style-name="P17"/>
      <text:p text:style-name="P6"/>
      <text:p text:style-name="P3"><text:s text:c="74"/></text:p>
      <text:h text:style-name="P53" text:outline-level="2">Draw a Square</text:h>
      <text:p text:style-name="P17">To draw a square, start with a point. From the point, to the left, draw the 1st dimension: width. To the right, draw the 2nd dimension: length. The dimensional segments are mirrored through the dotted line. Width and length are the 2 dimensional base line segments of the square.</text:p>
      <text:p text:style-name="P17"><draw:g text:anchor-type="paragraph" draw:z-index="10" draw:style-name="gr1"><draw:line draw:style-name="gr41" draw:text-style-name="P66" svg:x1="2.8917in" svg:y1="0.3535in" svg:x2="2.4768in" svg:y2="0.7685in"><text:p/></draw:line><draw:line draw:style-name="gr42" draw:text-style-name="P66" svg:x1="2.4772in" svg:y1="0.7657in" svg:x2="2.0622in" svg:y2="0.3508in"><text:p/></draw:line><draw:line draw:style-name="gr35" draw:text-style-name="P66" svg:x1="2.4768in" svg:y1="0.0244in" svg:x2="2.4795in" svg:y2="0.8823in"><text:p/></draw:line></draw:g></text:p>
      <text:p text:style-name="P17"/>
      <text:p text:style-name="P17">Baseline segments.</text:p>
      <text:p text:style-name="P17">The dotted line is for reference</text:p>
      <text:p text:style-name="P17"/>
      <text:p text:style-name="P17"/>
      <text:p text:style-name="P17"><draw:g text:anchor-type="paragraph" draw:z-index="9" draw:style-name="gr30"><draw:frame draw:style-name="gr43" draw:text-style-name="P66" svg:width="0.0421in" svg:height="0.035in" svg:x="2.4602in" svg:y="0.9197in"><draw:image xlink:href="Pictures/100000000000000B0000000CFF8196AE.png" xlink:type="simple" xlink:show="embed" xlink:actuate="onLoad"><text:p/></draw:image></draw:frame><draw:line draw:style-name="gr44" draw:text-style-name="P66" svg:x1="2.4799in" svg:y1="0.1559in" svg:x2="2.0913in" svg:y2="0.5445in"><text:p/></draw:line><draw:line draw:style-name="gr45" draw:text-style-name="P66" svg:x1="2.4776in" svg:y1="0.9331in" svg:x2="2.089in" svg:y2="0.5445in"><text:p/></draw:line><draw:line draw:style-name="gr46" draw:text-style-name="P66" svg:x1="2.8661in" svg:y1="0.5472in" svg:x2="2.4776in" svg:y2="0.9358in"><text:p/></draw:line><draw:line draw:style-name="gr35" draw:text-style-name="P66" svg:x1="2.9374in" svg:y1="0.4736in" svg:x2="2.4118in" svg:y2="1.0004in"><text:p/></draw:line><draw:line draw:style-name="gr35" draw:text-style-name="P66" svg:x1="2.5563in" svg:y1="0.0807in" svg:x2="2.0264in" svg:y2="0.6063in"><text:p/></draw:line></draw:g></text:p>
      <text:p text:style-name="P17">Top left side. It is drawn using the bottom right side as a guideline.</text:p>
      <text:p text:style-name="P17"/>
      <text:p text:style-name="P17"/>
      <text:p text:style-name="P17"/>
      <text:p text:style-name="P17"><draw:g text:anchor-type="paragraph" draw:z-index="6" draw:style-name="gr30"><draw:g draw:style-name="gr4"><draw:frame draw:style-name="gr31" draw:text-style-name="P66" svg:width="0.0406in" svg:height="0.0335in" svg:x="2.4429in" svg:y="0.9386in"><draw:image xlink:href="Pictures/100000000000000B0000000CFF8196AE.png" xlink:type="simple" xlink:show="embed" xlink:actuate="onLoad"><text:p/></draw:image></draw:frame><draw:line draw:style-name="gr32" draw:text-style-name="P66" svg:x1="2.4598in" svg:y1="0.2079in" svg:x2="2.0882in" svg:y2="0.5791in"><text:p/></draw:line><draw:line draw:style-name="gr33" draw:text-style-name="P66" svg:x1="2.4591in" svg:y1="0.9504in" svg:x2="2.0874in" svg:y2="0.5791in"><text:p/></draw:line><draw:line draw:style-name="gr34" draw:text-style-name="P66" svg:x1="2.8307in" svg:y1="0.5823in" svg:x2="2.4591in" svg:y2="0.9535in"><text:p/></draw:line></draw:g><draw:line draw:style-name="gr35" draw:text-style-name="P66" svg:x1="2.9193in" svg:y1="0.4941in" svg:x2="2.3866in" svg:y2="1.0264in"><text:p/></draw:line><draw:line draw:style-name="gr35" draw:text-style-name="P66" svg:x1="2.535in" svg:y1="0.137in" svg:x2="2.0024in" svg:y2="0.6693in"><text:p/></draw:line></draw:g></text:p>
      <text:p text:style-name="P17">Key drawing tip: opposite sides are parallel to each other.</text:p>
      <text:p text:style-name="P17"/>
      <text:p text:style-name="P17"/>
      <text:p text:style-name="P17"/>
      <text:p text:style-name="P17"><draw:g text:anchor-type="paragraph" draw:z-index="7" draw:style-name="gr30"><draw:g draw:style-name="gr4"><draw:frame draw:style-name="gr36" draw:text-style-name="P66" svg:width="0.0453in" svg:height="0.037in" svg:x="2.439in" svg:y="1.1579in"><draw:image xlink:href="Pictures/100000000000000B0000000CFF8196AE.png" xlink:type="simple" xlink:show="embed" xlink:actuate="onLoad"><text:p/></draw:image></draw:frame><draw:line draw:style-name="gr37" draw:text-style-name="P66" svg:x1="2.4606in" svg:y1="0.339in" svg:x2="2.0445in" svg:y2="0.7551in"><text:p/></draw:line><draw:line draw:style-name="gr38" draw:text-style-name="P66" svg:x1="2.4571in" svg:y1="1.172in" svg:x2="2.0409in" svg:y2="0.7559in"><text:p/></draw:line><draw:line draw:style-name="gr39" draw:text-style-name="P66" svg:x1="2.8732in" svg:y1="0.7591in" svg:x2="2.4571in" svg:y2="1.1752in"><text:p/></draw:line><draw:line draw:style-name="gr40" draw:text-style-name="P66" svg:x1="2.876in" svg:y1="0.7551in" svg:x2="2.4598in" svg:y2="0.339in"><text:p/></draw:line></draw:g><draw:line draw:style-name="gr35" draw:text-style-name="P66" svg:x1="2.9531in" svg:y1="0.8295in" svg:x2="2.3854in" svg:y2="0.2634in"><text:p/></draw:line><draw:line draw:style-name="gr35" draw:text-style-name="P66" svg:x1="2.5315in" svg:y1="1.2465in" svg:x2="1.9807in" svg:y2="0.6945in"><text:p/></draw:line></draw:g>The top right side is drawn using the bottom left side as a guideline.</text:p>
      <text:p text:style-name="P17">The top right side is parallel to the bottom left side.</text:p>
      <text:p text:style-name="P26">In summary, drawing a 2 dimensional square.</text:p>
      <text:p text:style-name="Standard"/>
      <text:p text:style-name="Standard"><draw:g text:anchor-type="paragraph" draw:z-index="11" draw:style-name="gr20"><draw:frame draw:style-name="gr43" draw:text-style-name="P66" svg:width="0.0421in" svg:height="0.035in" svg:x="0.5913in" svg:y="2.3846in"><draw:image xlink:href="Pictures/100000000000000B0000000CFF8196AE.png" xlink:type="simple" xlink:show="embed" xlink:actuate="onLoad"><text:p/></draw:image></draw:frame><draw:line draw:style-name="gr44" draw:text-style-name="P66" svg:x1="0.611in" svg:y1="1.6201in" svg:x2="0.2224in" svg:y2="2.0087in"><text:p/></draw:line><draw:line draw:style-name="gr45" draw:text-style-name="P66" svg:x1="0.6087in" svg:y1="2.3972in" svg:x2="0.2201in" svg:y2="2.0087in"><text:p/></draw:line><draw:line draw:style-name="gr46" draw:text-style-name="P66" svg:x1="0.9972in" svg:y1="2.0118in" svg:x2="0.6087in" svg:y2="2.4004in"><text:p/></draw:line><draw:line draw:style-name="gr35" draw:text-style-name="P66" svg:x1="1.0689in" svg:y1="1.9378in" svg:x2="0.5433in" svg:y2="2.4646in"><text:p/></draw:line><draw:line draw:style-name="gr35" draw:text-style-name="P66" svg:x1="0.6878in" svg:y1="1.5461in" svg:x2="0.1579in" svg:y2="2.0717in"><text:p/></draw:line></draw:g><draw:g text:anchor-type="paragraph" draw:z-index="12" draw:style-name="gr20"><draw:g draw:style-name="gr4"><draw:frame draw:style-name="gr36" draw:text-style-name="P66" svg:width="0.0453in" svg:height="0.037in" svg:x="0.6157in" svg:y="3.5382in"><draw:image xlink:href="Pictures/100000000000000B0000000CFF8196AE.png" xlink:type="simple" xlink:show="embed" xlink:actuate="onLoad"><text:p/></draw:image></draw:frame><draw:line draw:style-name="gr37" draw:text-style-name="P66" svg:x1="0.6366in" svg:y1="2.7189in" svg:x2="0.2205in" svg:y2="3.135in"><text:p/></draw:line><draw:line draw:style-name="gr38" draw:text-style-name="P66" svg:x1="0.6335in" svg:y1="3.5512in" svg:x2="0.2173in" svg:y2="3.135in"><text:p/></draw:line><draw:line draw:style-name="gr39" draw:text-style-name="P66" svg:x1="1.0504in" svg:y1="3.139in" svg:x2="0.6343in" svg:y2="3.5551in"><text:p/></draw:line><draw:line draw:style-name="gr40" draw:text-style-name="P66" svg:x1="1.0531in" svg:y1="3.135in" svg:x2="0.637in" svg:y2="2.7189in"><text:p/></draw:line></draw:g><draw:line draw:style-name="gr35" draw:text-style-name="P66" svg:x1="1.1295in" svg:y1="3.2098in" svg:x2="0.5618in" svg:y2="2.6437in"><text:p/></draw:line><draw:line draw:style-name="gr35" draw:text-style-name="P66" svg:x1="0.7087in" svg:y1="3.6256in" svg:x2="0.1579in" svg:y2="3.0736in"><text:p/></draw:line></draw:g><draw:g text:anchor-type="paragraph" draw:z-index="8" draw:style-name="gr1"><draw:line draw:style-name="gr41" draw:text-style-name="P66" svg:x1="1.0945in" svg:y1="0.652in" svg:x2="0.6795in" svg:y2="1.0669in"><text:p/></draw:line><draw:line draw:style-name="gr42" draw:text-style-name="P66" svg:x1="0.6783in" svg:y1="1.0646in" svg:x2="0.2634in" svg:y2="0.6496in"><text:p/></draw:line><draw:line draw:style-name="gr35" draw:text-style-name="P66" svg:x1="0.6795in" svg:y1="0.3228in" svg:x2="0.6823in" svg:y2="1.1807in"><text:p/></draw:line></draw:g>Draw the 2 baselines.</text:p>
      <text:p text:style-name="Standard"/>
      <text:p text:style-name="Standard"/>
      <text:p text:style-name="Standard"/>
      <text:p text:style-name="Standard"/>
      <text:p text:style-name="Standard"/>
      <text:p text:style-name="Standard"/>
      <text:p text:style-name="Standard"><draw:g text:anchor-type="paragraph" draw:z-index="13" draw:style-name="gr20"><draw:line draw:style-name="gr47" draw:text-style-name="P66" svg:x1="0.6701in" svg:y1="2.7457in" svg:x2="0.1882in" svg:y2="3.2276in"><text:p/></draw:line><draw:line draw:style-name="gr48" draw:text-style-name="P66" svg:x1="0.6673in" svg:y1="3.7083in" svg:x2="0.1854in" svg:y2="3.2264in"><text:p/></draw:line><draw:line draw:style-name="gr49" draw:text-style-name="P66" svg:x1="1.1598in" svg:y1="3.2264in" svg:x2="0.6673in" svg:y2="3.713in"><text:p/></draw:line><draw:line draw:style-name="gr50" draw:text-style-name="P66" svg:x1="1.152in" svg:y1="3.2276in" svg:x2="0.6701in" svg:y2="2.7457in"><text:p/></draw:line></draw:g></text:p>
      <text:p text:style-name="Standard"/>
      <text:p text:style-name="Standard">Draw the sides using the baselines as guidelines.</text:p>
      <text:p text:style-name="Standard"/>
      <text:p text:style-name="Standard">That completes a square.</text:p>
      <text:p text:style-name="Standard"/>
      <text:h text:style-name="P53" text:outline-level="2">Draw a Cube</text:h>
      <text:p text:style-name="P25">A cube is a 3 dimensional object. When a cube is printed on paper, or displayed on a phone, or on a computer screen, there are only 2 dimensions. The cube's 3 dimensional shape is altered to fit into 2 dimensions.</text:p>
      <text:p text:style-name="P10">Below, the 3 dimensional cube that is represented in 2 dimensions.</text:p>
      <text:p text:style-name="P10"><draw:g text:anchor-type="paragraph" draw:z-index="5" draw:style-name="gr20"><draw:line draw:style-name="gr21" draw:text-style-name="P66" svg:x1="0.8374in" svg:y1="1.1264in" svg:x2="1.4575in" svg:y2="1.4394in"><text:p/></draw:line><draw:line draw:style-name="gr22" draw:text-style-name="P66" svg:x1="1.45in" svg:y1="1.4394in" svg:x2="2.0701in" svg:y2="1.1264in"><text:p/></draw:line><draw:line draw:style-name="gr23" draw:text-style-name="P66" svg:x1="1.45in" svg:y1="0.7185in" svg:x2="2.0701in" svg:y2="0.4055in"><text:p/></draw:line><draw:line draw:style-name="gr24" draw:text-style-name="P66" svg:x1="0.8374in" svg:y1="0.4055in" svg:x2="1.4575in" svg:y2="0.7185in"><text:p/></draw:line><draw:line draw:style-name="gr25" draw:text-style-name="P66" svg:x1="2.065in" svg:y1="0.4114in" svg:x2="2.0654in" svg:y2="1.1252in"><text:p/></draw:line><draw:line draw:style-name="gr26" draw:text-style-name="P66" svg:x1="0.8413in" svg:y1="0.4in" svg:x2="0.8406in" svg:y2="1.1236in"><text:p/></draw:line><draw:line draw:style-name="gr27" draw:text-style-name="P66" svg:x1="1.45in" svg:y1="0.1in" svg:x2="2.0701in" svg:y2="0.413in"><text:p/></draw:line><draw:line draw:style-name="gr28" draw:text-style-name="P66" svg:x1="0.8374in" svg:y1="0.413in" svg:x2="1.4575in" svg:y2="0.1in"><text:p/></draw:line><draw:line draw:style-name="gr29" draw:text-style-name="P66" svg:x1="1.4531in" svg:y1="0.7173in" svg:x2="1.4531in" svg:y2="1.4425in"><text:p/></draw:line><draw:line draw:style-name="gr19" draw:text-style-name="P66" svg:x1="2.1256in" svg:y1="0.4421in" svg:x2="1.3646in" svg:y2="0.0606in"><text:p/></draw:line><draw:line draw:style-name="gr19" draw:text-style-name="P66" svg:x1="1.5886in" svg:y1="0.7815in" svg:x2="0.785in" svg:y2="0.3764in"><text:p/></draw:line></draw:g>Each side of a cube is a square. In 3 dimensions, the shape of each square side, is adjusted to fit in 2 dimensions. Below, is the steps to draw the left square side of the above cube.</text:p>
      <text:p text:style-name="P11">To draw each of the square sides of cube, use the same steps as drawing a 2 dimensional square. </text:p>
      <text:list xml:id="list8786231317389842720" text:style-name="L2">
        <text:list-item>
          <text:p text:style-name="P64">Draw the 2 <text:s/>dimensional baselines.</text:p>
        </text:list-item>
        <text:list-item>
          <text:p text:style-name="P65">Then draw the other 2 sides using the baselines as guidelines. The other 2 sides are drawn parallel to their opposite s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1" svg:font-family="OpenSymbol"/>
    <style:font-face style:name="OpenSymbol" svg:font-family="OpenSymbol, 'Arial Unicode MS'"/>
    <style:font-face style:name="Palatino3" svg:font-family="Palatino"/>
    <style:font-face style:name="Courier New" svg:font-family="'Courier New'" style:font-family-generic="modern"/>
    <style:font-face style:name="NSimSun" svg:font-family="NSimSun" style:font-family-generic="modern"/>
    <style:font-face style:name="Times New Roman2" svg:font-family="'Times New Roman'" style:font-family-generic="roman"/>
    <style:font-face style:name="Arial2" svg:font-family="Arial" style:font-family-generic="swiss"/>
    <style:font-face style:name="Helvetica" svg:font-family="Helvetica" style:font-family-generic="swiss"/>
    <style:font-face style:name="Courier" svg:font-family="Courier" style:font-family-generic="modern" style:font-pitch="fixed"/>
    <style:font-face style:name="Microsoft YaHei1" svg:font-family="'Microsoft YaHei'" style:font-pitch="variable"/>
    <style:font-face style:name="Palatino2" svg:font-family="Palatino" style:font-pitch="variable"/>
    <style:font-face style:name="Savoye LET" svg:font-family="'Savoye LET'" style:font-pitch="variable"/>
    <style:font-face style:name="SimSun" svg:font-family="SimSun" style:font-pitch="variable"/>
    <style:font-face style:name="Snell Roundhand" svg:font-family="'Snell Roundhand'" style:font-pitch="variable"/>
    <style:font-face style:name="Arial1" svg:font-family="Arial" style:font-family-generic="roma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6" draw:display-name="Dash 6"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_20_1" draw:display-name="Dashed (var) 1"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1"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fo:margin-top="0.1701in" fo:margin-bottom="0.0799in" fo:text-align="center" style:justify-single-word="false"/>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text:title>Poetic Starlight</text:title> / <text:page-number text:select-page="current">5</text:page-number></text:p>
      </style:header>
      <style:header-left>
        <text:p text:style-name="MP2"><text:page-number text:select-page="current">6</text:page-number> / <text:chapter text:display="name" text:outline-level="1">Drawing 0 to 3 Dimensions</text:chapter></text:p>
      </style:header-left>
    </style:master-page>
    <style:master-page style:name="First_20_Page" style:display-name="First Page" style:page-layout-name="Mpm2" style:next-style-name="Standard"/>
    <style:master-page style:name="Front" style:page-layout-name="Mpm3" style:next-style-name="Standard"/>
    <style:master-page style:name="Appendix" style:page-layout-name="Mpm4">
      <style:header>
        <text:p text:style-name="MP1"><text:title>Poetic Starlight</text:title> / <text:page-number text:select-page="current">3</text:page-number></text:p>
      </style:header>
      <style:header-left>
        <text:p text:style-name="MP2"><text:page-number text:select-page="current">3</text:page-number> / <text:chapter text:display="name" text:outline-level="1"/></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20-10-24T10:59:38</dc:date>
    <meta:editing-cycles>2550</meta:editing-cycles>
    <meta:editing-duration>P141DT2H11M35S</meta:editing-duration>
    <meta:generator>OpenOffice/4.1.7$Unix OpenOffice.org_project/417m1$Build-9800</meta:generator>
    <dc:subject>A story of John Keats told through poems.</dc:subject>
    <meta:document-statistic meta:table-count="0" meta:image-count="3" meta:object-count="0" meta:page-count="15" meta:paragraph-count="79" meta:word-count="634" meta:character-count="3602"/>
  </office:meta>
</office:document-meta>
</file>